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adornments="Bold" style:font-pitch="fixed"/>
    <style:font-face style:name="Courier 10 Pitch2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paragraph-rsid="0006cf53"/>
    </style:style>
    <style:style style:name="P3" style:family="paragraph" style:parent-style-name="Heading_20_3">
      <style:text-properties officeooo:paragraph-rsid="0006cf53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1" style:master-page-name="Right_20_Page">
      <style:paragraph-properties style:page-number="auto"/>
      <style:text-properties style:font-name="Courier 10 Pitch"/>
    </style:style>
    <style:style style:name="T1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allelujah (Leonard Cohen)</text:h>
      <text:h text:style-name="Heading_20_2" text:outline-level="2">Time Signature: 6/8</text:h>
      <text:h text:style-name="Heading_20_2" text:outline-level="2">Chords: Am, C, Em, F, G</text:h>
      <text:h text:style-name="Heading_20_2" text:outline-level="2">Tempo: 60 - 80 BPM</text:h>
      <text:p text:style-name="P1"/>
      <text:h text:style-name="P4" text:outline-level="3">[INTRO]</text:h>
      <text:p text:style-name="Text_20_body">C <text:s/>Am <text:s/>C <text:s/>Am</text:p>
      <text:h text:style-name="Heading_20_3" text:outline-level="3">[VERSE 1]</text:h>
      <text:p text:style-name="Text_20_body"><text:s text:c="6"/>C <text:s text:c="16"/>Am</text:p>
      <text:p text:style-name="Text_20_body">Now I've heard there was a secret chord</text:p>
      <text:p text:style-name="Text_20_body"><text:s text:c="5"/>C <text:s text:c="18"/>Am</text:p>
      <text:p text:style-name="Text_20_body">That David played and it pleased the Lord</text:p>
      <text:p text:style-name="Text_20_body"><text:s text:c="4"/>F <text:s text:c="15"/>G <text:s text:c="14"/>C <text:s text:c="4"/>G</text:p>
      <text:p text:style-name="Text_20_body">But you don't really care for music, do you?</text:p>
      <text:p text:style-name="Text_20_body"><text:s text:c="3"/>C <text:s text:c="18"/>F <text:s text:c="10"/>G</text:p>
      <text:p text:style-name="Text_20_body">It goes like this, the fourth, the fifth,</text:p>
      <text:p text:style-name="Text_20_body"><text:s text:c="4"/>Am <text:s text:c="13"/>F</text:p>
      <text:p text:style-name="Text_20_body">The minor fall, the major lift,</text:p>
      <text:p text:style-name="Text_20_body"><text:s text:c="4"/>G <text:s text:c="15"/>Em <text:s text:c="9"/>Am</text:p>
      <text:p text:style-name="Text_20_body">The baffled king composing, Hallelujah.</text:p>
      <text:h text:style-name="P3" text:outline-level="3">[CHORUS]</text:h>
      <text:p text:style-name="P2"><text:s text:c="5"/>F <text:s text:c="10"/>Am <text:s text:c="9"/>F <text:s text:c="8"/>C <text:s/>G C</text:p>
      <text:p text:style-name="P2">Hallelujah, Hallelujah, Hallelujah, Hallelujah.</text:p>
      <text:p text:style-name="P2">Am C Am</text:p>
      <text:h text:style-name="Heading_20_3" text:outline-level="3">[VERSE 2]</text:h>
      <text:p text:style-name="Text_20_body"><text:s text:c="5"/>C <text:s text:c="23"/>Am</text:p>
      <text:p text:style-name="Text_20_body">Your faith was strong but you needed proof,</text:p>
      <text:p text:style-name="Text_20_body"><text:s text:c="4"/>C <text:s text:c="14"/>Am</text:p>
      <text:p text:style-name="Text_20_body">You saw her bathing on the roof,</text:p>
      <text:p text:style-name="Text_20_body"/>
      <text:p text:style-name="Text_20_body"><text:soft-page-break/><text:s text:c="4"/>F <text:s text:c="13"/>G <text:s text:c="15"/>C <text:s text:c="3"/>G</text:p>
      <text:p text:style-name="Text_20_body">Her beauty and the moonlight overthrew you</text:p>
      <text:p text:style-name="Text_20_body"><text:s text:c="4"/>C <text:s text:c="12"/>F <text:s text:c="6"/>G</text:p>
      <text:p text:style-name="Text_20_body">She tied you to a kitchen chair,</text:p>
      <text:p text:style-name="Text_20_body"><text:s text:c="4"/>Am <text:s text:c="24"/>F</text:p>
      <text:p text:style-name="Text_20_body">She broke your throne, and she cut your hair,</text:p>
      <text:p text:style-name="Text_20_body"><text:s text:c="4"/>G <text:s text:c="17"/>Em <text:s text:c="11"/>Am</text:p>
      <text:p text:style-name="Text_20_body">And from your lips she drew the Hallelujah</text:p>
      <text:h text:style-name="Heading_20_3" text:outline-level="3">[CHORUS]</text:h>
      <text:p text:style-name="Text_20_body"><text:s text:c="5"/>F <text:s text:c="10"/>Am <text:s text:c="9"/>F <text:s text:c="8"/>C <text:s/>G C</text:p>
      <text:p text:style-name="Text_20_body">Hallelujah, Hallelujah, Hallelujah, Hallelujah.</text:p>
      <text:p text:style-name="Text_20_body">Am C Am</text:p>
      <text:h text:style-name="Heading_20_3" text:outline-level="3">[VERSE 3]</text:h>
      <text:p text:style-name="Text_20_body"><text:s text:c="4"/>C <text:s text:c="9"/>Am</text:p>
      <text:p text:style-name="Text_20_body">Baby I've been here before</text:p>
      <text:p text:style-name="Text_20_body"><text:s text:c="5"/>C <text:s text:c="22"/>Am</text:p>
      <text:p text:style-name="Text_20_body">I've seen this room and I've walked this floor</text:p>
      <text:p text:style-name="Text_20_body"><text:s text:c="2"/>F <text:s text:c="12"/>G <text:s text:c="12"/>C <text:s text:c="9"/>G</text:p>
      <text:p text:style-name="Text_20_body">I used to live alone before I knew you</text:p>
      <text:p text:style-name="Text_20_body"><text:s text:c="3"/>C <text:s text:c="22"/>F <text:s text:c="5"/>G</text:p>
      <text:p text:style-name="Text_20_body">I've seen your flag on the marble arch</text:p>
      <text:p text:style-name="Text_20_body"><text:s text:c="4"/>Am <text:s text:c="19"/>F</text:p>
      <text:p text:style-name="Text_20_body">But love is not a victory march</text:p>
      <text:p text:style-name="Text_20_body"><text:s text:c="7"/>G <text:s text:c="14"/>Em <text:s text:c="9"/>Am</text:p>
      <text:p text:style-name="Text_20_body">It's a cold and it's a broken hallelujah</text:p>
      <text:h text:style-name="Heading_20_3" text:outline-level="3"><text:soft-page-break/>[CHORUS]</text:h>
      <text:p text:style-name="Text_20_body"><text:s text:c="5"/>F <text:s text:c="10"/>Am <text:s text:c="9"/>F <text:s text:c="8"/>C <text:s/>G C</text:p>
      <text:p text:style-name="Text_20_body">Hallelujah, Hallelujah, Hallelujah, Hallelujah.</text:p>
      <text:p text:style-name="Text_20_body">Am C Am</text:p>
      <text:h text:style-name="Heading_20_3" text:outline-level="3">[VERSE 4]</text:h>
      <text:p text:style-name="Text_20_body"><text:s text:c="4"/>C <text:s text:c="13"/>Am </text:p>
      <text:p text:style-name="Text_20_body">You say I took the name in vain,</text:p>
      <text:p text:style-name="Text_20_body"><text:s text:c="4"/>C <text:s text:c="11"/>Am </text:p>
      <text:p text:style-name="Text_20_body">But I don't even know the name,</text:p>
      <text:p text:style-name="Text_20_body"><text:s text:c="4"/>F <text:s text:c="13"/>G <text:s text:c="16"/>C <text:s text:c="5"/>G </text:p>
      <text:p text:style-name="Text_20_body">But if I did, well really, what's it to you?</text:p>
      <text:p text:style-name="Text_20_body"><text:s text:c="10"/>C <text:s text:c="16"/>F <text:s text:c="4"/>G </text:p>
      <text:p text:style-name="Text_20_body">There's a blaze of light in every word,</text:p>
      <text:p text:style-name="Text_20_body"><text:s text:c="3"/>Am <text:s text:c="12"/>F </text:p>
      <text:p text:style-name="Text_20_body">It doesn't matter which you heard:</text:p>
      <text:p text:style-name="Text_20_body"><text:s text:c="4"/>G <text:s text:c="10"/>Em <text:s text:c="9"/>Am </text:p>
      <text:p text:style-name="Text_20_body">The holy or the broken Hallelujah.</text:p>
      <text:h text:style-name="Heading_20_3" text:outline-level="3">[CHORUS]</text:h>
      <text:p text:style-name="Text_20_body"><text:s text:c="5"/>F <text:s text:c="10"/>Am <text:s text:c="9"/>F <text:s text:c="8"/>C <text:s/>G C</text:p>
      <text:p text:style-name="Text_20_body">Hallelujah, Hallelujah, Hallelujah, Hallelujah.</text:p>
      <text:p text:style-name="Text_20_body">Am C Am</text:p>
      <text:h text:style-name="Heading_20_3" text:outline-level="3">[VERSE 5]</text:h>
      <text:p text:style-name="Text_20_body"><text:s text:c="2"/>C <text:s text:c="14"/>Am</text:p>
      <text:p text:style-name="Text_20_body">I did my best, it wasn't much,</text:p>
      <text:p text:style-name="Text_20_body"><text:s text:c="2"/>C <text:s text:c="17"/>Am</text:p>
      <text:p text:style-name="Text_20_body">I couldn't feel so I tried to touch.</text:p>
      <text:p text:style-name="Text_20_body"><text:soft-page-break/></text:p>
      <text:p text:style-name="Text_20_body"><text:s text:c="5"/>F <text:s text:c="16"/>G <text:s text:c="13"/>C <text:s text:c="5"/>G</text:p>
      <text:p text:style-name="Text_20_body">I've told the truth, I didn't come to fool you</text:p>
      <text:p text:style-name="Text_20_body"><text:s text:c="4"/>C <text:s text:c="13"/>F <text:s text:c="7"/>G</text:p>
      <text:p text:style-name="Text_20_body">And even though it all went wrong</text:p>
      <text:p text:style-name="Text_20_body"><text:s text:c="5"/>Am <text:s text:c="14"/>F</text:p>
      <text:p text:style-name="Text_20_body">I'll stand before the Lord of Song</text:p>
      <text:p text:style-name="Text_20_body"><text:s text:c="5"/>G <text:s text:c="12"/>Em <text:s text:c="12"/>Am</text:p>
      <text:p text:style-name="Text_20_body">With nothing on my tongue but Hallelujah.</text:p>
      <text:h text:style-name="Heading_20_3" text:outline-level="3">[CHORUS]</text:h>
      <text:p text:style-name="Text_20_body"><text:s text:c="5"/>F <text:s text:c="10"/>Am <text:s text:c="9"/>F <text:s text:c="8"/>C <text:s/>G C</text:p>
      <text:p text:style-name="Text_20_body">Hallelujah, Hallelujah, Hallelujah, Hallelujah.</text:p>
      <text:p text:style-name="Text_20_body">Am C Am</text:p>
      <text:h text:style-name="Heading_20_3" text:outline-level="3">[VERSE 6]</text:h>
      <text:p text:style-name="Text_20_body"><text:s text:c="6"/>C <text:s text:c="14"/>Am</text:p>
      <text:p text:style-name="Text_20_body">Well, maybe there's a God above</text:p>
      <text:p text:style-name="Text_20_body"><text:s text:c="4"/>C <text:s text:c="12"/>Am</text:p>
      <text:p text:style-name="Text_20_body">But all I've ever learned from love</text:p>
      <text:p text:style-name="Text_20_body"><text:s text:c="4"/>F <text:s text:c="14"/>G <text:s text:c="14"/>C <text:s text:c="6"/>G</text:p>
      <text:p text:style-name="Text_20_body">Was how to shoot at someone who outdrew you</text:p>
      <text:p text:style-name="Text_20_body"><text:s text:c="5"/>C <text:s text:c="17"/>F <text:s text:c="6"/>G</text:p>
      <text:p text:style-name="Text_20_body">It's not a cry that you hear at night</text:p>
      <text:p text:style-name="Text_20_body"><text:s text:c="5"/>Am <text:s text:c="16"/>F</text:p>
      <text:p text:style-name="Text_20_body">It's not somebody who's seen the light</text:p>
      <text:p text:style-name="Text_20_body"><text:s text:c="7"/>G <text:s text:c="14"/>Em <text:s text:c="9"/>Am</text:p>
      <text:p text:style-name="Text_20_body">It's a cold and it's a broken hallelujah</text:p>
      <text:p text:style-name="Text_20_body"/>
      <text:h text:style-name="Heading_20_3" text:outline-level="3"><text:soft-page-break/>[CHORUS x2]</text:h>
      <text:p text:style-name="Text_20_body"><text:s text:c="5"/>F <text:s text:c="10"/>Am <text:s text:c="9"/>F <text:s text:c="8"/>C <text:s text:c="2"/>G</text:p>
      <text:p text:style-name="Text_20_body">Hallelujah, Hallelujah, Hallelujah, Hallelujah,</text:p>
      <text:p text:style-name="Text_20_body"><text:s text:c="5"/>F <text:s text:c="10"/>Am <text:s text:c="9"/>F <text:s text:c="8"/>C <text:s/>G C</text:p>
      <text:p text:style-name="Text_20_body">Hallelujah, Hallelujah, Hallelujah, Halleluj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10 Pitch1" svg:font-family="'Courier 10 Pitch'" style:font-adornments="Bold" style:font-pitch="fixed"/>
    <style:font-face style:name="Courier 10 Pitch2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Courier 10 Pitch2" fo:font-family="'Courier 10 Pitch'" style:font-style-name="Regular" style:font-pitch="fixed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ourier 10 Pitch1" fo:font-family="'Courier 10 Pitch'" style:font-style-name="Bold" style:font-pitch="fixed" fo:font-size="15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Courier 10 Pitch2" fo:font-family="'Courier 10 Pitch'" style:font-style-name="Regular" style:font-pitch="fixed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.25cm" loext:contextual-spacing="false"/>
      <style:text-properties fo:color="#000000" style:font-name="Courier 10 Pitch1" fo:font-family="'Courier 10 Pitch'" style:font-style-name="Bold" style:font-pitch="fixed" fo:font-size="18pt" fo:font-weight="bold" style:font-size-asian="14pt" style:font-weight-asian="bold" style:font-size-complex="14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1:32:21.074628903</meta:creation-date>
    <meta:print-date>2017-04-01T22:00:39.239114865</meta:print-date>
    <dc:date>2017-04-01T22:13:03.576833731</dc:date>
    <meta:editing-duration>PT2M39S</meta:editing-duration>
    <meta:editing-cycles>1</meta:editing-cycles>
    <meta:document-statistic meta:table-count="0" meta:image-count="0" meta:object-count="0" meta:page-count="6" meta:paragraph-count="109" meta:word-count="494" meta:character-count="3344" meta:non-whitespace-character-count="1802"/>
    <meta:generator>LibreOffice/4.3.3.2$Linux_X86_64 LibreOffice_project/430m0$Build-2</meta:generator>
  </office:meta>
</office:document-meta>
</file>